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4b7a" officeooo:paragraph-rsid="001fdab1" style:font-size-asian="15.75pt" style:font-size-complex="18pt"/>
    </style:style>
    <style:style style:name="P2" style:family="paragraph" style:parent-style-name="Standard">
      <style:paragraph-properties fo:line-height="200%"/>
      <style:text-properties fo:font-size="12pt" officeooo:rsid="001fdab1" officeooo:paragraph-rsid="001fdab1" style:font-size-asian="10.5pt" style:font-size-complex="12pt"/>
    </style:style>
    <style:style style:name="P3" style:family="paragraph" style:parent-style-name="Standard" style:list-style-name="L1">
      <style:paragraph-properties fo:line-height="200%"/>
      <style:text-properties fo:font-size="12pt" officeooo:rsid="002016db" officeooo:paragraph-rsid="002016db" style:font-size-asian="10.5pt" style:font-size-complex="12pt"/>
    </style:style>
    <style:style style:name="P4" style:family="paragraph" style:parent-style-name="Standard">
      <style:paragraph-properties fo:line-height="200%"/>
      <style:text-properties fo:font-size="12pt" officeooo:rsid="00220d1d" officeooo:paragraph-rsid="00220d1d" style:font-size-asian="10.5pt" style:font-size-complex="12pt"/>
    </style:style>
    <style:style style:name="T1" style:family="text">
      <style:text-properties style:text-position="super 58%" officeooo:rsid="001fdab1"/>
    </style:style>
    <style:style style:name="T2" style:family="text">
      <style:text-properties officeooo:rsid="001fdab1"/>
    </style:style>
    <style:style style:name="T3" style:family="text">
      <style:text-properties officeooo:rsid="00220d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ter Project Proposal Draft: <text:span text:style-name="T2">Exoskeleton Robot Arm</text:span>.</text:p>
      <text:p text:style-name="P1"/>
      <text:p text:style-name="P1">Weilin Ma, <text:s text:c="7"/>Jan <text:span text:style-name="T2">9</text:span><text:span text:style-name="T1">th</text:span>, 2018</text:p>
      <text:p text:style-name="P1"/>
      <text:p text:style-name="P2">This is another idea of my winter project proposal. I want to build a 1-dof exoskeleton robot arm that helps lifting up heavy things. Ideally this robot arm can be both wearable and can function individually.</text:p>
      <text:list xml:id="list8360953010290326878" text:style-name="L1">
        <text:list-item>
          <text:p text:style-name="P3">This exoskeleton robot arm will feature two links. They will be assembled by me from some pre-machined components (eg. from 80/20 Inc. , McMaster Carr). </text:p>
        </text:list-item>
        <text:list-item>
          <text:p text:style-name="P3">Muscle sensors will be used to attach to the biceps. Signals will be fed back to a Arduino Uno microprocessor.</text:p>
        </text:list-item>
        <text:list-item>
          <text:p text:style-name="P3">Then the microprocessor will feed to motor controllers (eg. from Pololu). The a linear actuator will be activated in place of the biceps. </text:p>
        </text:list-item>
        <text:list-item>
          <text:p text:style-name="P3">This system shouldn’t be too hard to manufacture and to assemble. The hardest part might be how to <text:span text:style-name="T3">map the scale of the muscle sensor values to the range of the linear actuator force. Otherwise, the exoskeleton might apply inappropriate forces. </text:span></text:p>
        </text:list-item>
      </text:list>
      <text:p text:style-name="P4">This is an alternate idea of my winter project. If everything went too well and I actually have a lot of time left, I might go ahead to continue adding the shoulder joi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2:39:33.348753410</meta:creation-date>
    <dc:date>2018-01-10T02:09:45.476467285</dc:date>
    <meta:editing-duration>PT13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94" meta:character-count="1114" meta:non-whitespace-character-count="921"/>
  </office:meta>
</office:document-meta>
</file>